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588cm"/>
    </style:style>
    <style:style style:name="co30" style:family="table-column">
      <style:table-column-properties fo:break-before="auto" style:column-width="2.88cm"/>
    </style:style>
    <style:style style:name="co31" style:family="table-column">
      <style:table-column-properties fo:break-before="auto" style:column-width="1.19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19" table:default-cell-style-name="Default"/>
        <table:table-column table:style-name="co12" table:default-cell-style-name="ce15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15" table:default-cell-style-name="ce15"/>
        <table:table-column table:style-name="co23" table:default-cell-style-name="ce15"/>
        <table:table-column table:style-name="co24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15"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 table:number-columns-repeated="16373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table:style-name="ce15" office:value-type="string" calcext:value-type="string">
            <text:p>96.72</text:p>
          </table:table-cell>
          <table:table-cell table:style-name="ce15" table:number-columns-repeated="16371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2"/>
          <table:table-cell table:style-name="ce15"/>
          <table:table-cell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table:style-name="ce15" office:value-type="string" calcext:value-type="string">
            <text:p>93.83</text:p>
          </table:table-cell>
          <table:table-cell table:style-name="ce15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table:style-name="ce15"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5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table:number-columns-repeated="10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3"/>
          <table:table-cell table:style-name="ce15"/>
          <table:table-cell/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table:number-columns-repeated="2"/>
          <table:table-cell table:number-columns-repeated="3"/>
          <table:table-cell table:style-name="ce15" table:number-columns-repeated="1013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table:number-columns-repeated="2"/>
          <table:table-cell table:number-columns-repeated="3"/>
          <table:table-cell table:style-name="ce15"/>
          <table:table-cell/>
          <table:table-cell table:style-name="ce15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float" office:value="5321" calcext:value-type="float">
            <text:p>5321</text:p>
          </table:table-cell>
          <table:table-cell table:number-columns-repeated="16378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23" table:default-cell-style-name="ce15"/>
        <table:table-column table:style-name="co34" table:default-cell-style-name="ce15"/>
        <table:table-column table:style-name="co22" table:default-cell-style-name="ce15"/>
        <table:table-column table:style-name="co23" table:default-cell-style-name="ce15"/>
        <table:table-column table:style-name="co35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1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8" office:value-type="string" calcext:value-type="string">
            <text:p>2453.5</text:p>
          </table:table-cell>
          <table:table-cell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2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2" office:value-type="string" calcext:value-type="string">
            <text:p>1189.32 (283.4+905.92)</text:p>
          </table:table-cell>
          <table:table-cell table:number-columns-repeated="3"/>
          <table:table-cell table:style-name="ce22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1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1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2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0:10:44.6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18T10:15:18.250000000</dc:date>
    <meta:editing-duration>P4DT13H30M36S</meta:editing-duration>
    <meta:editing-cycles>1790</meta:editing-cycles>
    <meta:document-statistic meta:table-count="4" meta:cell-count="10015" meta:object-count="0"/>
  </office:meta>
</office:document-meta>
</file>